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3f1" officeooo:paragraph-rsid="000673f1"/>
    </style:style>
    <style:style style:name="P2" style:family="paragraph" style:parent-style-name="Standard">
      <style:text-properties officeooo:rsid="0006eef7" officeooo:paragraph-rsid="0006ee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ư tưởng Hồ Chí Minh</text:p>
      <text:p text:style-name="P1"/>
      <text:p text:style-name="P1">Bản chất: Hệ thống quan điểm toàn diện, sâu sắc</text:p>
      <text:p text:style-name="P1">+ về vấn đề cơ bản của CM VN</text:p>
      <text:p text:style-name="P1">+ phản ánh vấn đề có tính quy luật của CM VN</text:p>
      <text:p text:style-name="P1">+là nền tảng tư tưởng, kim chỉ nam của CM VN</text:p>
      <text:p text:style-name="P1"/>
      <text:p text:style-name="P2">Nguồn gốc:</text:p>
      <text:p text:style-name="P2">+Chủ nghĩa Mác Le-nin<text:line-break/>+Giá trị văn hóa dân tộc</text:p>
      <text:p text:style-name="P2">+Tinh hoa văn hóa nhân loại</text:p>
      <text:p text:style-name="P2"/>
      <text:p text:style-name="P2">Giá trị - ý nghĩa:</text:p>
      <text:p text:style-name="P2">+Tài sản tinh thần to lớn </text:p>
      <text:p text:style-name="P2">+mãi mãi soi đường cho sự nghiệp CM của nhân dân ta giành thắng lợ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0S</meta:editing-duration>
    <meta:editing-cycles>4</meta:editing-cycles>
    <meta:generator>LibreOffice/4.4.0.3$Windows_x86 LibreOffice_project/de093506bcdc5fafd9023ee680b8c60e3e0645d7</meta:generator>
    <dc:date>2015-04-16T12:36:23.277000000</dc:date>
    <meta:document-statistic meta:table-count="0" meta:image-count="0" meta:object-count="0" meta:page-count="1" meta:paragraph-count="11" meta:word-count="91" meta:character-count="377" meta:non-whitespace-character-count="296"/>
    <meta:user-defined meta:name="Info 1"/>
    <meta:user-defined meta:name="Info 2"/>
    <meta:user-defined meta:name="Info 3"/>
    <meta:user-defined meta:name="Info 4"/>
  </office:meta>
</office:document-meta>
</file>